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mpl.is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mpl.getCredentia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Impl.UserImpl( NodeImpl node , UserManagerImpl user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Impl.getPrincip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BasedAdminPrincipa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mpl.create( NodeImpl node , UserManagerImpl user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Impl.is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mpl.getImperso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Impl.buildPasswordValue(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Impl.changePassword(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BasedAdminPrincipal.NodeBasedAdminPrincipal( String admi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